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la_report_st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screpancies</text:p>
          </table:table-cell>
          <table:table-cell office:value-type="string" calcext:value-type="string">
            <text:p>disagreements</text:p>
          </table:table-cell>
          <table:table-cell office:value-type="string" calcext:value-type="string">
            <text:p>discrepancies_n</text:p>
          </table:table-cell>
          <table:table-cell office:value-type="string" calcext:value-type="string">
            <text:p>disagreements_n</text:p>
          </table:table-cell>
          <table:table-cell office:value-type="string" calcext:value-type="string">
            <text:p>audited</text:p>
          </table:table-cell>
          <table:table-cell office:value-type="string" calcext:value-type="string">
            <text:p>county_nam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Adam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mos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rapaho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chule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ac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en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ould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roomf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haffe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eyenn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lear Cree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nej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still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rowle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olor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ag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l Pas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ber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emon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arfiel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lpi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ran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unniso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insdal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uerfan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ckso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efferso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ow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it Carso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ak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ari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as Animas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ncol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ga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offa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ntezum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ontros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rga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ter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a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illips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itk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rowers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uebl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o Blanc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io Grand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out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guach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an Miguel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dgwi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mmi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ell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Wel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uma</text:p>
          </table:table-cell>
        </table:table-row>
        <table:table-row table:style-name="ro1">
          <table:table-cell office:value-type="string" calcext:value-type="string">
            <text:p>Seed: 08772473296991897540</text:p>
          </table:table-cell>
          <table:table-cell office:value-type="string" calcext:value-type="string">
            <text:p><text:s/>alpha: 0.030000</text:p>
          </table:table-cell>
          <table:table-cell table:formula="of:=SUM([.C2:.C63])" office:value-type="float" office:value="33" calcext:value-type="float">
            <text:p>33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Ballot Cards Audited: 8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ted</text:p>
          </table:table-cell>
          <table:table-cell office:value-type="string" calcext:value-type="string">
            <text:p>driving_discrepancies</text:p>
          </table:table-cell>
          <table:table-cell office:value-type="string" calcext:value-type="string">
            <text:p>opportunistic_discrepancies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contest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City of Thornton Council Member - Ward 3 - Vote For 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mosa County</text:p>
          </table:table-cell>
          <table:table-cell office:value-type="string" calcext:value-type="string">
            <text:p>City of Alamosa Councilor at Large - Vote For 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apahoe County</text:p>
          </table:table-cell>
          <table:table-cell office:value-type="string" calcext:value-type="string">
            <text:p>Arapahoe County School District #6 Littleton Public Schools School Director - At Large - Vote For 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chuleta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a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nt County</text:p>
          </table:table-cell>
          <table:table-cell office:value-type="string" calcext:value-type="string">
            <text:p>City of Las Animas Ballot Issue 2B - Vote For 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ulder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omfield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ffee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yenne County</text:p>
          </table:table-cell>
          <table:table-cell office:value-type="string" calcext:value-type="string">
            <text:p>Cheyenne - Proposition 120 (STATUTORY) - Vote For 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ear Creek County</text:p>
          </table:table-cell>
          <table:table-cell office:value-type="string" calcext:value-type="string">
            <text:p>Clear Creek County Ballot Issue 1A - Vote For 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ejos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tilla County</text:p>
          </table:table-cell>
          <table:table-cell office:value-type="string" calcext:value-type="string">
            <text:p>Costilla County Ballot Measure 1A - Vote For 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owley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Delta - Director for the Delta County Board of Education - District 5 - Vote For 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ver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string" calcext:value-type="string">
            <text:p>ERROR: risk level (0.506636) is greater than alpha (0.03). <text:s/>1.225096% margin in Denver County for Proposition 119 (STATUTORY) - Vote For 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lores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gle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Colorado Springs School District 11 Director - 2 Year Term - Vote For 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bert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Garfield School No. Re-2 School Board Director E - Vote For 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ilpin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and County</text:p>
          </table:table-cell>
          <table:table-cell office:value-type="string" calcext:value-type="string">
            <text:p>Grand County Ballot Question 1G - Vote For 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nnison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nsdale County</text:p>
          </table:table-cell>
          <table:table-cell office:value-type="string" calcext:value-type="string">
            <text:p>Hinsdale - Proposition 120 (STATUTORY) - Vote For 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erfano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Jackson County Ballot Issue 1A - Vote For 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Director Dist. 2 Jefferson County R-1 School District <text:s/>- Jefferson - Vote For 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owa County</text:p>
          </table:table-cell>
          <table:table-cell office:value-type="string" calcext:value-type="string">
            <text:p>Director District C 4 Year Term - Vote For 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t Carson County</text:p>
          </table:table-cell>
          <table:table-cell office:value-type="string" calcext:value-type="string">
            <text:p>Stratton R-4 School District Director - Vote For 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 Plata County</text:p>
          </table:table-cell>
          <table:table-cell office:value-type="string" calcext:value-type="string">
            <text:p>Durango School District 9-R Director - District C - Vote For 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Lake County School District R1 Director - Vote For 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rimer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s Animas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a County</text:p>
          </table:table-cell>
          <table:table-cell office:value-type="string" calcext:value-type="string">
            <text:p>Mesa County Valley School District 51 - Director District C - Vote For 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ffat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zuma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trose County</text:p>
          </table:table-cell>
          <table:table-cell office:value-type="string" calcext:value-type="string">
            <text:p>West End School District RE-2 Ballot Issue 4A - Vote For 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ero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ray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k County</text:p>
          </table:table-cell>
          <table:table-cell office:value-type="string" calcext:value-type="string">
            <text:p>PARK COUNTY BALLOT ISSUE 1A - Vote For 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tkin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wers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eblo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o Blanco County</text:p>
          </table:table-cell>
          <table:table-cell office:value-type="string" calcext:value-type="string">
            <text:p>Ballot Issue 4A General Obligation Bonds - Vote For 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o Grande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t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guache County</text:p>
          </table:table-cell>
          <table:table-cell office:value-type="string" calcext:value-type="string">
            <text:p>Saguache County Marijuana Ballot Issue 1A - Vote For 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Miguel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dgwick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mmit County</text:p>
          </table:table-cell>
          <table:table-cell office:value-type="string" calcext:value-type="string">
            <text:p>Summit School District Director 4 Year Term - Vote For 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ller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Washington - Proposition 120 (STATUTORY) - Vote For 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d County</text:p>
          </table:table-cell>
          <table:table-cell office:value-type="string" calcext:value-type="string">
            <text:p>Weld County School District RE-4 Ballot Issue 4A - General Fund Override - Vote For 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uma County</text:p>
          </table:table-cell>
          <table:table-cell office:value-type="string" calcext:value-type="string">
            <text:p>Proposition 119 (STATUTORY) - Vote For 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_audited = 8254</text:p>
          </table:table-cell>
          <table:table-cell office:value-type="string" calcext:value-type="string">
            <text:p><text:s/>total_driving_discrepancies = 4</text:p>
          </table:table-cell>
          <table:table-cell office:value-type="string" calcext:value-type="string">
            <text:p><text:s/>total_opportunistic_discrepancies = 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4T21:33:49.943758426</dc:date>
    <meta:editing-duration>P3DT1H4M10S</meta:editing-duration>
    <meta:editing-cycles>2</meta:editing-cycles>
    <meta:generator>LibreOffice/6.4.7.2$Linux_X86_64 LibreOffice_project/40$Build-2</meta:generator>
    <meta:document-statistic meta:table-count="1" meta:cell-count="702" meta:object-count="0"/>
  </office:meta>
</office:document-meta>
</file>